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text-properties style:font-name="Comic Sans MS" style:font-name-asian="Comic Sans MS" style:font-name-complex="Comic Sans M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name-asian="Comic Sans MS" style:font-weight-asian="bold" style:font-name-complex="Comic Sans MS"/>
    </style:style>
    <style:style style:name="P6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fo:font-weight="bold" style:font-weight-asian="bold" style:font-name-complex="Comic Sans MS"/>
    </style:style>
    <style:style style:name="T4" style:family="text">
      <style:text-properties style:font-name="Comic Sans MS" style:font-name-complex="Comic Sans MS"/>
    </style:style>
    <style:style style:name="T5" style:family="text">
      <style:text-properties style:font-name-asian="Comic Sans M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ΑΙΤΗΣΗ</text:span><text:span text:style-name="T3"><text:tab/><text:tab/><text:tab/><text:tab/><text:tab/><text:tab/><text:tab/><text:tab/></text:span></text:p>
      <text:p text:style-name="P1"/>
      <text:p text:style-name="Standard"><text:span text:style-name="T3">Ωρομίσθιας</text:span>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P2">Σχολείο <text:s/>που υπηρετώ........................................... </text:p>
      <text:p text:style-name="P3">…………………………………………………………………………………</text:p>
      <text:p text:style-name="P2">Δ/νση κατοικίας……………………………………………………</text:p>
      <text:p text:style-name="P3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5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4">ΘΕΜΑ: Χορήγηση άδειας</text:span><text:span text:style-name="T3"> </text:span><text:span text:style-name="T2">λοχείας (63 ημέρες μετά τον τοκετό)</text:span></text:p>
      <text:p text:style-name="P5"><text:s text:c="2"/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Standard"><text:span text:style-name="T4">Την Δ/νση <text:s/>Δ.Ε. Ν. Ηρακλείου.</text:span></text:p>
      <text:p text:style-name="P2">(Δια του κ. Δ/ντή του………………………………………….</text:p>
      <text:p text:style-name="P2"><text:span text:style-name="T5">………………………………………………………………………………</text:span>.)</text:p>
      <text:p text:style-name="P2"/>
      <text:p text:style-name="P2"/>
      <text:p text:style-name="P4"><text:span text:style-name="T4">Παρακαλώ να μου χορηγήσετε άδεια </text:span><text:span text:style-name="T2">λοχείας</text:span><text:span text:style-name="T3"> σύμφωνα με <text:s/>τις διατάξεις άρθρου 11 του Ν.2874/00, Φ.Ε.Κ. 286/29-12-00 τ. Α' </text:span><text:span text:style-name="T4">από………………………………..μέχρι……………………………..σύμφωνα με τα δικαιολογητικά που επισυνάπτω.</text:span></text:p>
      <text:p text:style-name="P2"/>
      <text:p text:style-name="P2"><text:soft-page-break/></text:p>
      <text:p text:style-name="P2"/>
      <text:p text:style-name="P2">Μαζί υποβάλλω:</text:p>
      <text:p text:style-name="P2"/>
      <text:p text:style-name="P2">α)Βεβαίωση του μαιευτήρα ιατρού υπογεγραμμένη και <text:s/>από <text:s/>ελεγκτή του Ι.Κ.Α. </text:p>
      <text:p text:style-name="P2"/>
      <text:p text:style-name="P2">β)Ληξιαρχική πράξη γέννησης του παιδιού.</text:p>
      <text:p text:style-name="P2"/>
      <text:p text:style-name="P2">γ)Ένταλμα πληρωμής <text:s/>από το Ι.Κ.Α.</text:p>
      <text:p text:style-name="P2"/>
      <text:p text:style-name="P2"/>
      <text:p text:style-name="P2"/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6"><text:span text:style-name="T5">………… </text:span>Αιτ……………………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10:56:00</meta:creation-date>
    <dc:creator>Ελένη Τσαχάκη</dc:creator>
    <dc:date>2011-11-25T14:29:00</dc:date>
    <meta:print-date>2004-11-08T14:31:00</meta:print-date>
    <meta:editing-cycles>2</meta:editing-cycles>
    <meta:editing-duration>PT1M</meta:editing-duration>
    <meta:document-statistic meta:table-count="0" meta:image-count="0" meta:object-count="0" meta:page-count="3" meta:paragraph-count="25" meta:word-count="85" meta:character-count="943" meta:non-whitespace-character-count="864"/>
    <meta:generator>LibreOffice/5.2.7.2$Linux_X86_64 LibreOffice_project/20m0$Build-2</meta:generator>
  </office:meta>
</office:document-meta>
</file>